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setENTCacheImpl.getBitNumber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itsetKe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setENTCacheImpl.BitsetENTCach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Key.BitsetKey( long [ ] bits , int num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itsetENTCacheImpl.findBest( Key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Key.BitsetKey( Name [ ] names , int maxB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setKey.calc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itsetKey.bitCount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tsetENTCacheImpl.remove( Key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tset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subtract( Key other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ENTCacheImpl.put( Key key ,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tsetENTCacheImpl.contains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ENTCacheImpl.invalidate( 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tsetKey.contains( Key other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itsetENTCacheImpl.put( EffectiveNodeType 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nextSetBit( int from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itsetENTCacheImpl.getName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ENTCacheImpl.get( 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tsetENTCacheImp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tsetENTCacheImpl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tsetKey.compareTo( Object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itsetENTCacheImpl.getKey( Name [ ] n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tsetKey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